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243.3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8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498.5pt"/>
    </style:style>
    <style:style style:name="co11" style:family="table-column">
      <style:table-column-properties fo:break-before="auto" style:column-width="27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 (10)</text:p>
          </table:table-cell>
          <table:table-cell office:value-type="string" calcext:value-type="string">
            <text:p>Total Unit Cost (10)</text:p>
          </table:table-cell>
          <table:table-cell office:value-type="string" calcext:value-type="string">
            <text:p>Unit Cost (50)</text:p>
          </table:table-cell>
          <table:table-cell office:value-type="string" calcext:value-type="string">
            <text:p>Total Unit Cost (50)</text:p>
          </table:table-cell>
          <table:table-cell office:value-type="string" calcext:value-type="string">
            <text:p>Source webpage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U3100-GS0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]*[.H2]" office:value-type="float" office:value="0.469" calcext:value-type="float">
            <text:p>0.469</text:p>
          </table:table-cell>
          <table:table-cell office:value-type="float" office:value="0.469" calcext:value-type="float">
            <text:p>0.469</text:p>
          </table:table-cell>
          <table:table-cell table:formula="of:=[.G2]*[.J2]" office:value-type="float" office:value="0.469" calcext:value-type="float">
            <text:p>0.469</text:p>
          </table:table-cell>
          <table:table-cell office:value-type="string" calcext:value-type="string">
            <text:p><text:a xlink:href="https://sg.rs-online.com/web/p/uv-leds/8184462/" xlink:type="simple">https://sg.rs-online.com/web/p/uv-leds/8184462/</text:a>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Neutral White</text:p>
          </table:table-cell>
          <table:table-cell office:value-type="string" calcext:value-type="string">
            <text:p>White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UWB1-NX3E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[.G3]*[.H3]" office:value-type="float" office:value="0.552" calcext:value-type="float">
            <text:p>0.552</text:p>
          </table:table-cell>
          <table:table-cell office:value-type="float" office:value="0.552" calcext:value-type="float">
            <text:p>0.552</text:p>
          </table:table-cell>
          <table:table-cell table:formula="of:=[.G3]*[.J3]" office:value-type="float" office:value="0.552" calcext:value-type="float">
            <text:p>0.552</text:p>
          </table:table-cell>
          <table:table-cell office:value-type="string" calcext:value-type="string">
            <text:p><text:a xlink:href="http://sg.element14.com/avago-technologies/asmt-uwb1-nx3e2/led-smd-plcc2-neutral-white-4500k/dp/1895842" xlink:type="simple">http://sg.element14.com/avago-technologies/asmt-uwb1-nx3e2/led-smd-plcc2-neutral-white-4500k/dp/1895842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, ±1%</text:p>
          </table:table-cell>
          <table:table-cell office:value-type="string" calcext:value-type="string">
            <text:p>Surface Mount Chip Resistor, Thick Film, R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2010FK-0710RL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table:formula="of:=[.G4]*[.H4]" office:value-type="float" office:value="0.228" calcext:value-type="float">
            <text:p>0.228</text:p>
          </table:table-cell>
          <table:table-cell office:value-type="float" office:value="0.228" calcext:value-type="float">
            <text:p>0.228</text:p>
          </table:table-cell>
          <table:table-cell table:formula="of:=[.G4]*[.J4]" office:value-type="float" office:value="0.228" calcext:value-type="float">
            <text:p>0.228</text:p>
          </table:table-cell>
          <table:table-cell office:value-type="string" calcext:value-type="string">
            <text:p><text:a xlink:href="http://sg.element14.com/yageo-phycomp/rc2010fk-0710rl/resistor-prc111-2010-10r/dp/9235590" xlink:type="simple">http://sg.element14.com/yageo-phycomp/rc2010fk-0710rl/resistor-prc111-2010-10r/dp/9235590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, ±1%</text:p>
          </table:table-cell>
          <table:table-cell office:value-type="string" calcext:value-type="string">
            <text:p>Surface Mount Chip Resistor, Thick Film, AS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ASC2010-330RFT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formula="of:=[.G5]*[.H5]" office:value-type="float" office:value="0.149" calcext:value-type="float">
            <text:p>0.149</text:p>
          </table:table-cell>
          <table:table-cell office:value-type="float" office:value="0.149" calcext:value-type="float">
            <text:p>0.149</text:p>
          </table:table-cell>
          <table:table-cell table:formula="of:=[.G5]*[.J5]" office:value-type="float" office:value="0.149" calcext:value-type="float">
            <text:p>0.149</text:p>
          </table:table-cell>
          <table:table-cell office:value-type="string" calcext:value-type="string">
            <text:p><text:a xlink:href="http://sg.element14.com/welwyn/asc2010-330rft4/resistor-anti-sulphur-2010-330r/dp/2079044" xlink:type="simple">http://sg.element14.com/welwyn/asc2010-330rft4/resistor-anti-sulphur-2010-330r/dp/2079044</text:a></text:p>
          </table:table-cell>
          <table:table-cell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de Switch, DPDT, Vertical, SMD</text:p>
          </table:table-cell>
          <table:table-cell office:value-type="string" calcext:value-type="string">
            <text:p>SW6-2.54-SMD-7.0X3.5X1.5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[.G6]*[.H6]" office:value-type="float" office:value="4.14" calcext:value-type="float">
            <text:p>4.14</text:p>
          </table:table-cell>
          <table:table-cell office:value-type="float" office:value="1.81" calcext:value-type="float">
            <text:p>1.81</text:p>
          </table:table-cell>
          <table:table-cell table:formula="of:=[.G6]*[.J6]" office:value-type="float" office:value="3.62" calcext:value-type="float">
            <text:p>3.62</text:p>
          </table:table-cell>
          <table:table-cell office:value-type="string" calcext:value-type="string">
            <text:p><text:a xlink:href="http://sg.element14.com/c-k-components/ayz0202agrlc/switch-dpdt-0-1a-12vdc-smd-on/dp/2319973" xlink:type="simple">http://sg.element14.com/c-k-components/ayz0202agrlc/switch-dpdt-0-1a-12vdc-smd-on/dp/2319973</text:a>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 gold battery retainer</text:p>
          </table:table-cell>
          <table:table-cell office:value-type="string" calcext:value-type="string">
            <text:p>SMD holder</text:p>
          </table:table-cell>
          <table:table-cell office:value-type="string" calcext:value-type="string">
            <text:p>Memory Protection Devices</text:p>
          </table:table-cell>
          <table:table-cell office:value-type="string" calcext:value-type="string">
            <text:p>BK-912-G-TR</text:p>
          </table:table-cell>
          <table:table-cell office:value-type="float" office:value="2" calcext:value-type="float">
            <text:p>2</text:p>
          </table:table-cell>
          <table:table-cell office:value-type="float" office:value="0.934" calcext:value-type="float">
            <text:p>0.934</text:p>
          </table:table-cell>
          <table:table-cell table:formula="of:=[.G7]*[.H7]" office:value-type="float" office:value="1.868" calcext:value-type="float">
            <text:p>1.868</text:p>
          </table:table-cell>
          <table:table-cell office:value-type="float" office:value="0.934" calcext:value-type="float">
            <text:p>0.934</text:p>
          </table:table-cell>
          <table:table-cell table:formula="of:=[.G7]*[.J7]" office:value-type="float" office:value="1.868" calcext:value-type="float">
            <text:p>1.868</text:p>
          </table:table-cell>
          <table:table-cell office:value-type="string" calcext:value-type="string">
            <text:p><text:a xlink:href="http://www.digikey.sg/product-detail/en/0/BK-912-G-CT-ND" xlink:type="simple">http://www.digikey.sg/product-detail/en/0/BK-912-G-CT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Energizer</text:p>
          </table:table-cell>
          <table:table-cell office:value-type="string" calcext:value-type="string">
            <text:p>CR2032VP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 table:formula="of:=[.G8]*[.H8]" office:value-type="float" office:value="0.934" calcext:value-type="float">
            <text:p>0.934</text:p>
          </table:table-cell>
          <table:table-cell office:value-type="float" office:value="0.415" calcext:value-type="float">
            <text:p>0.415</text:p>
          </table:table-cell>
          <table:table-cell table:formula="of:=[.G8]*[.J8]" office:value-type="float" office:value="0.83" calcext:value-type="float">
            <text:p>0.83</text:p>
          </table:table-cell>
          <table:table-cell office:value-type="string" calcext:value-type="string">
            <text:p><text:a xlink:href="http://www.digikey.sg/product-detail/en/0/N189-ND" xlink:type="simple">http://www.digikey.sg/product-detail/en/0/N189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, Black</text:p>
          </table:table-cell>
          <table:table-cell office:value-type="string" calcext:value-type="string">
            <text:p>PCB manufacturing cost without stencil</text:p>
          </table:table-cell>
          <table:table-cell office:value-type="string" calcext:value-type="string">
            <text:p>10cm x 10cm, 0.6mm thickness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9]*[.H9]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table:formula="of:=[.G9]*[.J9]" office:value-type="float" office:value="2.11" calcext:value-type="float">
            <text:p>2.11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  <table:table-cell office:value-type="string" calcext:value-type="string">
            <text:p><text:a xlink:href="http://www.elecrow.com/50pcs-2-layer-pcb-enig-p-1172.html" xlink:type="simple">http://www.elecrow.com/50pcs-2-layer-pcb-enig-p-1172.html</text:a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9])" office:value-type="float" office:value="14.44" calcext:value-type="float">
            <text:p>14.44</text:p>
          </table:table-cell>
          <table:table-cell/>
          <table:table-cell table:formula="of:=SUM([.K2:.K9])" office:value-type="float" office:value="9.826" calcext:value-type="float">
            <text:p>9.8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2]*0.07" office:value-type="float" office:value="1.0108" calcext:value-type="float">
            <text:p>1.0108</text:p>
          </table:table-cell>
          <table:table-cell/>
          <table:table-cell table:formula="of:=[.K12]*0.07" office:value-type="float" office:value="0.68782" calcext:value-type="float">
            <text:p>0.687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2]+[.I13]" office:value-type="float" office:value="15.4508" calcext:value-type="float">
            <text:p>15.4508</text:p>
          </table:table-cell>
          <table:table-cell/>
          <table:table-cell table:formula="of:=[.K12]+[.K13]" office:value-type="float" office:value="10.51382" calcext:value-type="float">
            <text:p>10.513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6:44:22.5154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7:14:13.288356000</dc:date>
    <meta:editing-duration>PT35M29S</meta:editing-duration>
    <meta:editing-cycles>6</meta:editing-cycles>
    <meta:generator>LibreOffice/5.0.2.2$MacOSX_X86_64 LibreOffice_project/37b43f919e4de5eeaca9b9755ed688758a8251fe</meta:generator>
    <meta:document-statistic meta:table-count="1" meta:cell-count="118" meta:object-count="0"/>
  </office:meta>
</office:document-meta>
</file>